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45cm" fo:min-width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25cm" svg:height="0.962cm" svg:x="1.1cm" svg:y="5.4cm">
          <draw:text-box>
            <text:p>image</text:p>
          </draw:text-box>
        </draw:frame>
        <draw:line draw:style-name="gr2" draw:text-style-name="P2" draw:layer="layout" svg:x1="2.1cm" svg:y1="6.6cm" svg:x2="3.6cm" svg:y2="6.6cm">
          <text:p/>
        </draw:line>
        <draw:frame draw:style-name="gr3" draw:text-style-name="P1" draw:layer="layout" svg:width="3.317cm" svg:height="1.673cm" svg:x="3.8cm" svg:y="5.7cm">
          <draw:text-box>
            <text:p><text:s text:c="3"/>CNN</text:p>
            <text:p>Backbone</text:p>
          </draw:text-box>
        </draw:frame>
        <draw:frame draw:style-name="gr4" draw:text-style-name="P1" draw:layer="layout" svg:width="2.7cm" svg:height="1.673cm" svg:x="7.2cm" svg:y="4.9cm">
          <draw:text-box>
            <text:p>Feature</text:p>
            <text:p>image</text:p>
          </draw:text-box>
        </draw:frame>
        <draw:line draw:style-name="gr2" draw:text-style-name="P2" draw:layer="layout" svg:x1="7.2cm" svg:y1="6.6cm" svg:x2="8.7cm" svg:y2="6.6cm">
          <text:p/>
        </draw:line>
        <draw:frame draw:style-name="gr3" draw:text-style-name="P1" draw:layer="layout" svg:width="2.928cm" svg:height="1.673cm" svg:x="4cm" svg:y="8.1cm">
          <draw:text-box>
            <text:p>Region</text:p>
            <text:p>proposal</text:p>
          </draw:text-box>
        </draw:frame>
        <draw:line draw:style-name="gr5" draw:text-style-name="P2" draw:layer="layout" svg:x1="2.6cm" svg:y1="6.6cm" svg:x2="2.6cm" svg:y2="8.9cm">
          <text:p/>
        </draw:line>
        <draw:line draw:style-name="gr2" draw:text-style-name="P2" draw:layer="layout" svg:x1="2.6cm" svg:y1="8.9cm" svg:x2="4cm" svg:y2="8.9cm">
          <text:p/>
        </draw:line>
        <draw:line draw:style-name="gr2" draw:text-style-name="P2" draw:layer="layout" svg:x1="7cm" svg:y1="8.9cm" svg:x2="8.8cm" svg:y2="8.9cm">
          <text:p/>
        </draw:line>
        <draw:frame draw:style-name="gr6" draw:text-style-name="P1" draw:layer="layout" svg:width="2.7cm" svg:height="2.7cm" svg:x="9.2cm" svg:y="6.5cm">
          <draw:text-box>
            <text:p>RoI</text:p>
            <text:p>Pooling</text:p>
          </draw:text-box>
        </draw:frame>
        <draw:line draw:style-name="gr2" draw:text-style-name="P2" draw:layer="layout" svg:x1="12cm" svg:y1="7.8cm" svg:x2="12.9cm" svg:y2="7.8cm">
          <text:p/>
        </draw:line>
        <draw:frame draw:style-name="gr7" draw:text-style-name="P1" draw:layer="layout" svg:width="1.5cm" svg:height="2.384cm" svg:x="12.9cm" svg:y="6.6cm">
          <draw:text-box>
            <text:p>FL +</text:p>
            <text:p>FC</text:p>
          </draw:text-box>
        </draw:frame>
        <draw:frame draw:style-name="gr8" draw:text-style-name="P1" draw:layer="layout" svg:width="1.4cm" svg:height="2.5cm" svg:x="15.3cm" svg:y="6.6cm">
          <draw:text-box>
            <text:p/>
            <text:p>FC</text:p>
          </draw:text-box>
        </draw:frame>
        <draw:line draw:style-name="gr2" draw:text-style-name="P2" draw:layer="layout" svg:x1="14.4cm" svg:y1="7.8cm" svg:x2="15.3cm" svg:y2="7.8cm">
          <text:p/>
        </draw:line>
        <draw:line draw:style-name="gr2" draw:text-style-name="P2" draw:layer="layout" svg:x1="16cm" svg:y1="9.1cm" svg:x2="16cm" svg:y2="10.4cm">
          <text:p/>
        </draw:line>
        <draw:frame draw:style-name="gr8" draw:text-style-name="P1" draw:layer="layout" svg:width="1.4cm" svg:height="2.5cm" svg:x="15.3cm" svg:y="10.4cm">
          <draw:text-box>
            <text:p/>
            <text:p>FC</text:p>
          </draw:text-box>
        </draw:frame>
        <draw:frame draw:style-name="gr3" draw:text-style-name="P1" draw:layer="layout" svg:width="1.349cm" svg:height="0.962cm" svg:x="11.8cm" svg:y="10.4cm">
          <draw:text-box>
            <text:p>FC</text:p>
          </draw:text-box>
        </draw:frame>
        <draw:frame draw:style-name="gr3" draw:text-style-name="P1" draw:layer="layout" svg:width="1.349cm" svg:height="0.962cm" svg:x="11.801cm" svg:y="11.9cm">
          <draw:text-box>
            <text:p>FC</text:p>
          </draw:text-box>
        </draw:frame>
        <draw:line draw:style-name="gr2" draw:text-style-name="P2" draw:layer="layout" svg:x1="15.3cm" svg:y1="10.9cm" svg:x2="13.2cm" svg:y2="10.9cm">
          <text:p/>
        </draw:line>
        <draw:line draw:style-name="gr2" draw:text-style-name="P2" draw:layer="layout" svg:x1="15.301cm" svg:y1="12.4cm" svg:x2="13.201cm" svg:y2="12.4cm">
          <text:p/>
        </draw:line>
        <draw:line draw:style-name="gr2" draw:text-style-name="P2" draw:layer="layout" svg:x1="11.8cm" svg:y1="10.9cm" svg:x2="10.9cm" svg:y2="10.9cm">
          <text:p/>
        </draw:line>
        <draw:line draw:style-name="gr2" draw:text-style-name="P2" draw:layer="layout" svg:x1="11.801cm" svg:y1="12.3cm" svg:x2="10.901cm" svg:y2="12.3cm">
          <text:p/>
        </draw:line>
        <draw:frame draw:style-name="gr1" draw:text-style-name="P1" draw:layer="layout" svg:width="2.614cm" svg:height="0.962cm" svg:x="8.1cm" svg:y="10.3cm">
          <draw:text-box>
            <text:p>classes</text:p>
          </draw:text-box>
        </draw:frame>
        <draw:frame draw:style-name="gr1" draw:text-style-name="P1" draw:layer="layout" svg:width="2.36cm" svg:height="0.962cm" svg:x="8.2cm" svg:y="11.8cm">
          <draw:text-box>
            <text:p>offsets</text:p>
          </draw:text-box>
        </draw:frame>
        <draw:frame draw:style-name="gr1" draw:text-style-name="P1" draw:layer="layout" svg:width="5.328cm" svg:height="1.673cm" svg:x="1.6cm" svg:y="10.7cm">
          <draw:text-box>
            <text:p>FL – flattening</text:p>
            <text:p>FC – dense lay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6T11:52:59.696598265</dc:date>
    <meta:editing-duration>PT2H16M21S</meta:editing-duration>
    <meta:editing-cycles>24</meta:editing-cycles>
    <meta:generator>LibreOffice/6.4.7.2$Linux_X86_64 LibreOffice_project/40$Build-2</meta:generator>
    <meta:document-statistic meta:object-count="25"/>
  </office:meta>
</office:document-meta>
</file>